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029e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paragraph-rsid="0005cbd2" style:font-size-asian="12pt" style:font-weight-asian="bold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indent="6.9cm" style:auto-text-indent="false" style:page-number="auto" fo:background-color="transparent"/>
      <style:text-properties style:font-name="Arial" fo:font-size="12pt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6.9cm" style:auto-text-indent="false" fo:background-color="transparent"/>
      <style:text-properties style:font-name="Arial" fo:font-size="12pt" style:font-size-asian="12pt" style:font-size-complex="12pt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indent="1.7cm" style:auto-text-indent="false" style:page-number="auto" fo:background-color="transparent">
        <style:tab-stops>
          <style:tab-stop style:position="1.617cm"/>
        </style:tab-stops>
      </style:paragraph-properties>
      <style:text-properties style:font-name="Arial" fo:font-size="12pt" officeooo:paragraph-rsid="0000d053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5.9cm" fo:margin-right="0cm" fo:line-height="150%" fo:text-indent="1.6cm" style:auto-text-indent="false" style:page-number="auto" fo:background-color="transparent">
        <style:tab-stops>
          <style:tab-stop style:position="6.909cm"/>
        </style:tab-stops>
      </style:paragraph-properties>
      <style:text-properties style:font-name="Arial" fo:font-size="12pt" officeooo:paragraph-rsid="0000d053" style:font-size-asian="12pt" style:font-size-complex="12pt"/>
    </style:style>
    <style:style style:name="P11" style:family="paragraph" style:parent-style-name="Standard">
      <loext:graphic-properties draw:fill="none"/>
      <style:paragraph-properties fo:margin-left="5.9cm" fo:margin-right="0cm" fo:line-height="150%" fo:text-indent="1.6cm" style:auto-text-indent="false" fo:background-color="transparent">
        <style:tab-stops>
          <style:tab-stop style:position="6.909cm"/>
        </style:tab-stops>
      </style:paragraph-properties>
      <style:text-properties style:font-name="Arial" fo:font-size="12pt" officeooo:paragraph-rsid="0000d053" style:font-size-asian="12pt" style:font-size-complex="12pt"/>
    </style:style>
    <style:style style:name="P12" style:family="paragraph" style:parent-style-name="Standard">
      <loext:graphic-properties draw:fill="none"/>
      <style:paragraph-properties fo:margin-left="5.9cm" fo:margin-right="0cm" fo:line-height="150%" fo:text-indent="1.6cm" style:auto-text-indent="false" fo:background-color="transparent">
        <style:tab-stops>
          <style:tab-stop style:position="6.909cm"/>
        </style:tab-stops>
      </style:paragraph-properties>
      <style:text-properties style:font-name="Arial" fo:font-size="12pt" officeooo:paragraph-rsid="0001d10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ee6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MO. SR. DR. JUIZ DA ____VARA DO TRABALHO DE CURITIBA-PARANÁ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tab/><text:span text:style-name="T1">FENÔMENO GORDUCHO</text:span>, brasileiro, casado, preparador físico juvenil, portador da CI. no 00000-0/PR, CPF: 00000, PIS no 000000, CTPS: 00000, série 000-0/PR, residente e domiciliado na Rua da Academia, no 00, Supino, Água Fresca – Pr., CEP: 00000-100, por seu advogado e procurador, infra assinado, mandato incluso, respeitosamente, comparece à presença de V.Exa., com a finalidade de propor:</text:p>
      <text:p text:style-name="P8"/>
      <text:p text:style-name="P7"><text:span text:style-name="T1">RECLAMAÇÃO TRABALHISTA,</text:span> contra:</text:p>
      <text:p text:style-name="P8"/>
      <text:p text:style-name="P8"><text:span text:style-name="T1">BARCELONA CLUBE DE CAMPO</text:span>, com sede na Av. Sevilha, n.o 0000, Vila dos Atletas, Curitiba - Paraná, CEP: 0000-010, pelos seguintes fatos e fundamentos:</text:p>
      <text:p text:style-name="P1"/>
      <text:p text:style-name="P5">1. DO CONTRATO DE TRABALHO.</text:p>
      <text:p text:style-name="P4"/>
      <text:p text:style-name="P1">O Reclamante foi admitido em 01 de abril de 2008. Foi dispensado sem justa causa em 29 de fevereiro de 2013. Recebeu como última remuneração o valor de R$ 1.296,00.</text:p>
      <text:p text:style-name="P4"/>
      <text:p text:style-name="P5">2. TUTELA ANTECIPADA</text:p>
      <text:p text:style-name="P4"/>
      <text:p text:style-name="P9">Requer a <text:span text:style-name="T1">Tutela antecipada, para entrega das GUIAS PARA MOVIMENTAÇÃO DO FGTS E DO SEGURO DESEMPREGO</text:span> sob os seguintes fatos e fundamentos:</text:p>
      <text:p text:style-name="P10"><text:soft-page-break/>a) Consoante se observa dos documentos em anexo (aviso prévio e anotação na CTPS), o autor fora dispensado sem justa causa, em 29 de janeiro de 2013, entretanto até o momento <text:span text:style-name="T1">não foram pagas as verbas rescisórias e nem tampouco foram entregues as guias para movimentação dos depósitos fundiários e do Seguro Desemprego;</text:span></text:p>
      <text:p text:style-name="P12">b) A empresa Requerida vinha, mesmo antes da comunicação de rescisão contratual, deixando de pagar os salários do autor, o que lhe vem trazendo sérios problemas de sobrevivência; </text:p>
      <text:p text:style-name="P12">Destarte, requer que o MM. Juízo determine, <text:span text:style-name="T1">“inaudita altera pars”</text:span>, para que a empresa requerida, efetue a entrega das: - Guia para movimentação dos depósitos fundiários (os existentes posto que a reclamada não vinha depositando corretamente); - Guia para percepção do Seguro Desemprego.</text:p>
      <text:p text:style-name="P11"><text:span text:style-name="T1">Sucessivamente</text:span>, caso a reclamada não efetue a entrega das referidas guias, requer que o MM. Juízo mediante Ofício autorize o reclamante à movimentação e percepção dos referidos benefícios (Saque dos depósitos fundiários e percepção do Seguro Desemprego), haja vista que referida providência não trará qualquer alteração nos pedidos constantes da reclamatória.</text:p>
      <text:p text:style-name="P1"/>
      <text:p text:style-name="P1"/>
      <text:p text:style-name="P5">NO MÉRITO, REQUER:</text:p>
      <text:p text:style-name="P5"/>
      <text:p text:style-name="P5">I.RETIFICAÇÕES E NAS ANOTAÇÕES REGISTROS DA CTPS.</text:p>
      <text:p text:style-name="P4"/>
      <text:p text:style-name="P1"><text:tab/>O Reclamante foi admitido em 01 de abril de 2008, entretanto somente foi</text:p>
      <text:p text:style-name="P1">registrado em 01 de julho de 2008, para exercer as funções de preparador físico</text:p>
      <text:p text:style-name="P1">juvenil.</text:p>
      <text:p text:style-name="P1"><text:tab/>Laborou até 29 de fevereiro de 2013, quando foi dispenso sem justa causa.</text:p>
      <text:p text:style-name="P1"><text:soft-page-break/><text:tab/>A reclamante tem direito às retificações nas anotações da CTPS, para que se faça constar a correta data de admissão: 01 de</text:p>
      <text:p text:style-name="P1">abril de 2008.Tem também direito, o reclamante face ao período sem registro às diferenças</text:p>
      <text:p text:style-name="P1">de 13o salários, diferenças de férias + 1/3 e diferenças de FGTS mais multa de</text:p>
      <text:p text:style-name="P1">40%, verbas a serem calculadas pela totalidade dos salários do autor, tudo</text:p>
      <text:p text:style-name="P1">devidamente corrigido, no valor estimado de R$..............</text:p>
      <text:p text:style-name="P6"/>
      <text:p text:style-name="P5">II. HORÁRIO DE TRABALHO</text:p>
      <text:p text:style-name="P5"/>
      <text:p text:style-name="P1">O Reclamante laborava em jornada extraordinária o eu horário de trabalho era:</text:p>
      <text:p text:style-name="P1">-</text:p>
      <text:p text:style-name="P1">de 2a a 6a feira, era desde antes das 08:15 horas até depois das 17:45</text:p>
      <text:p text:style-name="P1">horas e aos sábados laborava das 08:15 horas até depois das 12:15 horas, com</text:p>
      <text:p text:style-name="P1">00:40 minutos de intervalo;</text:p>
      <text:p text:style-name="P1">-</text:p>
      <text:p text:style-name="P1">a cada 03 (três) meses, por solicitação da reclamada (para participar de</text:p>
      <text:p text:style-name="P1">eventos/competições) efetuava viagens, nos finais de semana, quando então:</text:p>
      <text:p text:style-name="P1">saia na sexta-feira após às 18:00h e retornava na segunda-feira às 06:00 horas,</text:p>
      <text:p text:style-name="P1">sendo que a jornada nos locais de destino era das 07:45hs às 18:30/19:30horas,</text:p>
      <text:p text:style-name="P1">muitas vezes se elastecendo até às 22:30 hs (em razão das atividades), com</text:p>
      <text:p text:style-name="P1">apenas 00:30 min. de intervalo.</text:p>
      <text:p text:style-name="P1">Assim, tem o reclamante direito em receber às horas extras laboradas além</text:p>
      <text:p text:style-name="P1">da 8a hora diária e 44a hora semanal, deduzidas as já pagas à menor, com os</text:p>
      <text:p text:style-name="P1">reflexos em: repousos semanais remunerados, férias + 1/3, 13o salários, aviso</text:p>
      <text:p text:style-name="P1">prévio e FGTS, com o adicional de: 40%, conforme CF. 1988 e com o adicional</text:p>
      <text:p text:style-name="P1">de 100% as laboradas aos domingos, com a aplicação do divisor 220, tudo</text:p>
      <text:p text:style-name="P1">devidamente corrigido, no valor estimado de R$..............</text:p>
      <text:p text:style-name="P5"/>
      <text:p text:style-name="P5">III. HORAS EXTRAS - ART. 71, DA CLT.</text:p>
      <text:p text:style-name="P5"/>
      <text:p text:style-name="P1">Também, tem direito o autor em receber o pagamento</text:p>
      <text:p text:style-name="P1">das horas extras decorrentes da não concessão do intervalo mínimo para</text:p>
      <text:p text:style-name="P1">descanso e alimentação, nos termos do artigo 71, da CLT., com o adicional de</text:p>
      <text:p text:style-name="P1">40% conforme CF. de 1988, e reflexos em: repousos semanais remunerados,</text:p>
      <text:p text:style-name="P1"><text:soft-page-break/>aviso prévio, férias + 1/3, 13o salários, FGTS, com o adicional de 50%, conforme</text:p>
      <text:p text:style-name="P1">CF. 1988 e com o adicional de 100% as laboradas aos domingos,, com a</text:p>
      <text:p text:style-name="P1">aplicação do divisor 220, tudo devidamente corrigido, no valor estimado de</text:p>
      <text:p text:style-name="P1">R$..............IV. ADICIONAL NOTURNO</text:p>
      <text:p text:style-name="P1">Conforme retro exposto, quando em viagens o autor</text:p>
      <text:p text:style-name="P1">laborava em horário noturno, merecendo perceber o respectivo adicional</text:p>
      <text:p text:style-name="P1">noturno.</text:p>
      <text:p text:style-name="P1">Assim, tem o reclamante direito em receber o adicional noturno, com a</text:p>
      <text:p text:style-name="P1">integração ao salário, para pagamento dos repousos semanais remunerados,</text:p>
      <text:p text:style-name="P1">com reflexos em férias, abono de férias e 13o salários, FGTS mais multa de 40/5,</text:p>
      <text:p text:style-name="P1">tudo devidamente corrigido, no valor estimado de R$..............</text:p>
      <text:p text:style-name="P5"/>
      <text:p text:style-name="P5">V. VERBAS RESCISÓRIAS, SALÁRIOS, 13<text:span text:style-name="T2">o</text:span> SALÁRIOS</text:p>
      <text:p text:style-name="P5"/>
      <text:p text:style-name="P1">Conforme já se disse o reclamante foi dispensado em 29 de janeiro de 2013,</text:p>
      <text:p text:style-name="P1">entretanto até o momento o reclamado não efetuou o pagamento das verbas</text:p>
      <text:p text:style-name="P1">rescisórias, salários (agosto/2011, janeiro/2012, fevereiro/2012, novembro/2012,</text:p>
      <text:p text:style-name="P1">dezembro/2012, saldo janeiro2013) 13o salários de 2012 e proporcionais de</text:p>
      <text:p text:style-name="P1">2013, férias vencidas e proporcionais acrescidas do abono de 1/3, FGTS mais a</text:p>
      <text:p text:style-name="P1">multa de 40%.</text:p>
      <text:p text:style-name="P1">Destarte, tem o autor direito em receber às verbas</text:p>
      <text:p text:style-name="P1">rescisórias e demais consectários, conforme a seguir discriminadas:</text:p>
      <text:p text:style-name="P1">Verbas devidas</text:p>
      <text:p text:style-name="P1">Aviso Prévio – Lei 12.506/2011 - 42 dias</text:p>
      <text:p text:style-name="P1">Valor</text:p>
      <text:p text:style-name="P1">1.814,40</text:p>
      <text:p text:style-name="P1">Salário de Agosto/2011 991,00</text:p>
      <text:p text:style-name="P1">Salário de Janeiro/2012 1.200,00</text:p>
      <text:p text:style-name="P1">Salário de Fevereiro/2012 1.200,00</text:p>
      <text:p text:style-name="P1">Salário de Novembro/2012 1.296,00</text:p>
      <text:p text:style-name="P1">Salário de Dezembro/2012 1.296,00</text:p>
      <text:p text:style-name="P1">13o salário/ 2012 1.296,00</text:p>
      <text:p text:style-name="P1">Saldo de salários 29 dias – janeiro/2013 1.252,80</text:p>
      <text:p text:style-name="P1">13o salário 02/12 (computada a projeção do aviso prévio)</text:p>
      <text:p text:style-name="P1">216,06Férias vencidas 2011/2012</text:p>
      <text:p text:style-name="P1"><text:soft-page-break/>1.296,41</text:p>
      <text:p text:style-name="P1">Abono 1/3 432,14</text:p>
      <text:p text:style-name="P1">Férias proporcionais 8/12 2012/2013 864,24</text:p>
      <text:p text:style-name="P1">Abono 1/3 288,08</text:p>
      <text:p text:style-name="P1">FGTS mais multa 40% sobre as verbas de rescisão e</text:p>
      <text:p text:style-name="P1">depósitos efetuados</text:p>
      <text:p text:style-name="P1">1.182,97</text:p>
      <text:p text:style-name="P1">========</text:p>
      <text:p text:style-name="P1">Total devido..........................</text:p>
      <text:p text:style-name="P1">14.626,10</text:p>
      <text:p text:style-name="P1">Assim, tem a reclamante direito em receber aos salários atrasados (agosto/2011,</text:p>
      <text:p text:style-name="P1">janeiro/2012,</text:p>
      <text:p text:style-name="P1">fevereiro/2012,</text:p>
      <text:p text:style-name="P1">novembro/2012,</text:p>
      <text:p text:style-name="P1">dezembro/2012,</text:p>
      <text:p text:style-name="P1">saldo</text:p>
      <text:p text:style-name="P1">janeiro2013) 13o salários de 2012 e verbas rescisórias, consoante o retro</text:p>
      <text:p text:style-name="P1">demonstrado, no valor de R$ 14.626,10 (quatorze mil, duzentos e vinte e nove</text:p>
      <text:p text:style-name="P1">reais e oitenta centavos) que deverão ser pagas em 1a audiência, sob as penas</text:p>
      <text:p text:style-name="P1">do artigo 467, da CLT. (acréscimo de 50%), devidamente corrigidas.</text:p>
      <text:p text:style-name="P1">Deverá ser determinado à empresa reclamada para que efetue a entrega do</text:p>
      <text:p text:style-name="P1">Termo de Rescisão no código 01 (zero um) para possibilitar a movimentação dos</text:p>
      <text:p text:style-name="P1">depósitos fundiários.</text:p>
      <text:p text:style-name="P4"/>
      <text:p text:style-name="P5">VI. MULTA DO ARTIGO 477, DA CLT.</text:p>
      <text:p text:style-name="P4"/>
      <text:p text:style-name="P1">Conforme já se disse o reclamante foi dispensado em 29 de janeiro de 2013,</text:p>
      <text:p text:style-name="P1">entretanto as verbas rescisórias até o momento não lhe foram pagas. Verifica-</text:p>
      <text:p text:style-name="P1">se desta forma que os reclamados violaram o disposto no § 6o, do referido artigo.</text:p>
      <text:p text:style-name="P1">Assim, tem direito o reclamante em receber a multa equivalente ao seu salário,</text:p>
      <text:p text:style-name="P1">devidamente corrigido, de acordo com os termos do § 8o, do referido art. 477, da</text:p>
      <text:p text:style-name="P1">CLT, no valor estimado de R$..............</text:p>
      <text:p text:style-name="P5"/>
      <text:p text:style-name="P5">VII. FGTS DO PERÍODO TRABALHADO.</text:p>
      <text:p text:style-name="P5"/>
      <text:p text:style-name="P1"><text:soft-page-break/>Os reclamados deixaram de efetuar os depósitos</text:p>
      <text:p text:style-name="P1">fundiários dos seguintes meses de trabalho:</text:p>
      <text:p text:style-name="P1">Mês/ano Salário FGTS 8%</text:p>
      <text:p text:style-name="P1">Novembro/2008 700,00 56,00</text:p>
      <text:p text:style-name="P1">Dezembro/2008 700,00 56,00</text:p>
      <text:p text:style-name="P1">13o salário/2008 350,00 28,00</text:p>
      <text:p text:style-name="P1">===========</text:p>
      <text:p text:style-name="P1">TOTAL DEVIDO..............................................</text:p>
      <text:p text:style-name="P1">5.416,43</text:p>
      <text:p text:style-name="P1">Destarte, tem o reclamante direito em receber ao</text:p>
      <text:p text:style-name="P1">FGTS não depositado na conta fundiária, acrescido da multa de 40%, no valor</text:p>
      <text:p text:style-name="P1">de R$ 5.416,43, conforme retro descrito, acrescido de juros e correção</text:p>
      <text:p text:style-name="P1">monetária.</text:p>
      <text:p text:style-name="P1"/>
      <text:p text:style-name="P5">VIII. CRIME CONTRA TRABALHO. A PROTEÇÃO AO <text:span text:style-name="T4">TRABALHO</text:span></text:p>
      <text:p text:style-name="P5"/>
      <text:p text:style-name="P1">A empresa reclamada ao deixar de efetuar o pagamento dos salários (agosto/2011,</text:p>
      <text:p text:style-name="P1">janeiro/2012, fevereiro/2012, novembro/2012, dezembro/2012, saldo janeiro/2013) 13o salários de 2012 e a totalidade das verbas rescisórias, assim procedeu de forma dolosa retendosalários do autor, e desta forma infringindo de forma grosseira os termos do Inciso X, do artigo 7o, da Constituição Federal, verbis: Art. 7o. São direitos dos trabalhadores... além de outros...].</text:p>
      <text:p text:style-name="P1">X – prot<text:tab/>eção do salário na forma da lei, constituindo</text:p>
      <text:p text:style-name="P1">crime sua retenção dolosa.</text:p>
      <text:p text:style-name="P1">Consequentemente, deverá o MM. Juízo determinar a</text:p>
      <text:p text:style-name="P1">expedição de Ofícios ao Ministério Público do Trabalho, Delegacia do Trabalho</text:p>
      <text:p text:style-name="P1">e Ministério Público Federal, para que a reclamada seja denunciada pelo crime</text:p>
      <text:p text:style-name="P1">de retenção dolosa de salário (Inciso X, art. 7o da CF) e por crime contra a</text:p>
      <text:p text:style-name="P1">organização do trabalho (art. 203, do CP.), no valor estimado de R$..............</text:p>
      <text:p text:style-name="P1"/>
      <text:p text:style-name="P5">IX. INDENIZAÇÃO PATRIMONIAL DANO E MORAL.</text:p>
      <text:p text:style-name="P5"/>
      <text:p text:style-name="P1">A empresa reclamada propiciou os seguintes danos ao reclamante:</text:p>
      <text:p text:style-name="P2"/>
      <text:p text:style-name="P3">DE ORDEM PATRIMÔNIAL</text:p>
      <text:p text:style-name="P1"><text:soft-page-break/>Ao reiteradamente deixar de efetuar o pagamento dos</text:p>
      <text:p text:style-name="P1">salários</text:p>
      <text:p text:style-name="P1">(agosto/2011,</text:p>
      <text:p text:style-name="P1">janeiro/2012,</text:p>
      <text:p text:style-name="P1">fevereiro/2012,</text:p>
      <text:p text:style-name="P1">novembro/2012,</text:p>
      <text:p text:style-name="P1">dezembro/2012, saldo janeiro/2013) 13o salários de 2012 e a totalidade das</text:p>
      <text:p text:style-name="P1">verbas rescisórias, conforme retro exposto.</text:p>
      <text:p text:style-name="P1">Referido dano refletiu em todo o seu patrimônio, pois não pode cumprir</text:p>
      <text:p text:style-name="P1">suas obrigações, tais como pagamento de moradia, alimentação, água, luz, e</text:p>
      <text:p text:style-name="P1">outros encargos, comprometendo toda a sua vida familiar e social, havendo</text:p>
      <text:p text:style-name="P1">assim verdadeira violação a direitos da autora (art. 5o, 7o e Incisos, da</text:p>
      <text:p text:style-name="P1">Constituição Federal de 1988), ocasionando-lhe prejuízos de ordem material.</text:p>
      <text:p text:style-name="P1">DE ORDEM MORAL.</text:p>
      <text:p text:style-name="P1">Também houve dano de ordem moral, visto que o autor ficou</text:p>
      <text:p text:style-name="P1">desmoralizado perante seus vizinhos, inclusive no mercado que lhe fornecia</text:p>
      <text:p text:style-name="P1">alimentos, enfim perante a sociedade, por não poder honrar seus compromissos</text:p>
      <text:p text:style-name="P1">conforme já narrado, e inclusive ter de ficar pedindo auxílio a parentes e amigos</text:p>
      <text:p text:style-name="P1">de forma constrangedora, sob pena de passar fome e não poder honrar com</text:p>
      <text:p text:style-name="P1">seus compromissos.Desse modo, nos termos dos artigos 186 e 927 do</text:p>
      <text:p text:style-name="P1">Código Civil de 2002, determinam de forma pacífica o dever de indenizar a lesão,</text:p>
      <text:p text:style-name="P1">seja o causado ao patrimônio, ou mesmo o dano moral, verbis:</text:p>
      <text:p text:style-name="P1">Artigo 186. Aquele que, por ação ou omissão voluntária,</text:p>
      <text:p text:style-name="P1">negligência ou imprudência, violar direito e causar dano a</text:p>
      <text:p text:style-name="P1">outrem, ainda que exclusivamente moral, comete ato ilícito.</text:p>
      <text:p text:style-name="P1">Artigo 927. Aquele que, por ato ilícito (arts. 188 e 187),</text:p>
      <text:p text:style-name="P1">causar dano a outrem, fica obrigado a repará-lo.</text:p>
      <text:p text:style-name="P1">Na mesma linha com o artigo art. 5o, Inciso V, da Constituição Federal de</text:p>
      <text:p text:style-name="P1">1988, que assegura: “o direito de resposta proporcional ao agravo, além da</text:p>
      <text:p text:style-name="P1">indenização por dano material, moral ou à imagem”.</text:p>
      <text:p text:style-name="P1">E, nossos Tribunais, assim vêm decidindo:</text:p>
      <text:p text:style-name="P1">A reparação pelo ato ilícito deve ser a mais completa</text:p>
      <text:p text:style-name="P1">possível, não representando óbice à pretensão laboral a</text:p>
      <text:p text:style-name="P1">tipificação de algumas indenizações específicas. (TRTRO</text:p>
      <text:p text:style-name="P1">– 2.134/92, do TRT da 17a Região, Rel. Juiz Claudio</text:p>
      <text:p text:style-name="P1"><text:soft-page-break/>Armando Couge de Menezes, in Revista LTr 58-04/391).</text:p>
      <text:p text:style-name="P1">Face o exposto, pede-se a este MM. Juízo, seja a</text:p>
      <text:p text:style-name="P1">Reclamada condenada a indenizar ao autor, pelo dano moral e patrimonial, na</text:p>
      <text:p text:style-name="P1">importância não inferior a 20 (vinte) salários, correspondentes ao último</text:p>
      <text:p text:style-name="P1">percebido, devidamente corrigidos, no valor estimado de R$..............</text:p>
      <text:p text:style-name="P1">X. INDENIZAÇÃO SEGURO DESEMPREGO.</text:p>
      <text:p text:style-name="P1">O reclamado, quando da dispensa do reclamante, não</text:p>
      <text:p text:style-name="P1">forneceu as Guias para percepção do Seguro – Desemprego.</text:p>
      <text:p text:style-name="P1">Assim, deverá ser a reclamada compelida a fornecer ao autor as guias para</text:p>
      <text:p text:style-name="P1">a percepção do Seguro desemprego (CD), ENTRETANTO, sucessivamente,</text:p>
      <text:p text:style-name="P1">caso a empresa não efetue a entrega das referidas guias, deverá ser compelida</text:p>
      <text:p text:style-name="P1">ao pagamento do valor equivalente, correspondente a 04 (quatro) parcelas do</text:p>
      <text:p text:style-name="P1">Seguro Desemprego, à base de um salário do autor por parcela, tudo</text:p>
      <text:p text:style-name="P1">devidamente corrigido, no valor estimado de R$...............</text:p>
      <text:p text:style-name="P1">DIANTE DO EXPOSTO, RECLAMA:a) Requer a Tutela antecipada, para entrega das GUIAS PARA</text:p>
      <text:p text:style-name="P1">MOVIMENTAÇÃO DO FGTS E DO SEGURO DESEMPREGO, conforme o</text:p>
      <text:p text:style-name="P1">exposto no item “2”;</text:p>
      <text:p text:style-name="P1">b) Retificações nas anotações da CTPS, para que se faça constar a correta data</text:p>
      <text:p text:style-name="P1">de admissão: 01 de abril de 2008, bem como às diferenças de 13o salários,</text:p>
      <text:p text:style-name="P1">diferenças de férias + 1/3 e diferenças de FGTS mais multa de 40%, verbas</text:p>
      <text:p text:style-name="P1">a serem calculadas pela totalidade dos salários do autor, tudo devidamente</text:p>
      <text:p text:style-name="P1">corrigido, conforme o exposto no item “I”, no valor estimado de R$..............;</text:p>
      <text:p text:style-name="P1">c) Horas extras laboradas além da 8a hora diária e 44a hora semanal, deduzidas</text:p>
      <text:p text:style-name="P1">as já pagas à menor, com os reflexos em: repousos semanais remunerados,</text:p>
      <text:p text:style-name="P1">férias + 1/3, 13o salários, aviso prévio e FGTS, com o adicional de: 40%,</text:p>
      <text:p text:style-name="P1">conforme CF. 1988 e com o adicional de 100% as laboradas aos domingos,</text:p>
      <text:p text:style-name="P1">com a aplicação do divisor 220, tudo devidamente corrigido, conforme o</text:p>
      <text:p text:style-name="P1">exposto no item “II”, no valor estimado de................................... R$..............;</text:p>
      <text:p text:style-name="P1">d) Horas extras decorrentes da não concessão do intervalo mínimo para</text:p>
      <text:p text:style-name="P1">descanso e alimentação, nos termos do artigo 71, da CLT., com o adicional</text:p>
      <text:p text:style-name="P1">de 40% conforme CF. de 1988, e reflexos em: repousos semanais</text:p>
      <text:p text:style-name="P1">remunerados, aviso prévio, férias + 1/3, 13o salários, FGTS, com o adicional</text:p>
      <text:p text:style-name="P1">de 50%, conforme CF. 1988 e com o adicional de 100% as laboradas aos</text:p>
      <text:p text:style-name="P1">domingos,, com a aplicação do divisor 220, tudo devidamente corrigido,</text:p>
      <text:p text:style-name="P1"><text:soft-page-break/>conforme o exposto no item “III”, no valor estimado de............... R$..............;</text:p>
      <text:p text:style-name="P1">e) Adicional noturno, com a integração ao salário, para pagamento dos</text:p>
      <text:p text:style-name="P1">repousos semanais remunerados, com reflexos em férias, abono de férias e</text:p>
      <text:p text:style-name="P1">13o salários, FGTS mais multa de 40/5, tudo devidamente corrigido, conforme</text:p>
      <text:p text:style-name="P1">o exposto no item “IV”, no valor estimado de............................. R$..............;</text:p>
      <text:p text:style-name="P1">f)</text:p>
      <text:p text:style-name="P1">Salários</text:p>
      <text:p text:style-name="P1">atrasados</text:p>
      <text:p text:style-name="P1">(agosto/2011,</text:p>
      <text:p text:style-name="P1">janeiro/2012,</text:p>
      <text:p text:style-name="P1">fevereiro/2012,</text:p>
      <text:p text:style-name="P1">novembro/2012, dezembro/2012, saldo janeiro2013) 13o salários de 2012 e</text:p>
      <text:p text:style-name="P1">verbas rescisórias, consoante o retro demonstrado, no valor de R$ 14.626,10</text:p>
      <text:p text:style-name="P1">(quatorze mil, duzentos e vinte e nove reais e oitenta centavos) que deverão</text:p>
      <text:p text:style-name="P1">ser pagas em 1a audiência, sob as penas do artigo 467, da CLT. (acréscimo</text:p>
      <text:p text:style-name="P1">de 50%), devidamente corrigidas, conforme o exposto no item “V”, no valor</text:p>
      <text:p text:style-name="P1">estimado de................................................................................. R$..............;</text:p>
      <text:p text:style-name="P1">g) Multa equivalente ao salário do autor, devidamente corrigido, de acordo com</text:p>
      <text:p text:style-name="P1">os termos do § 8o, do referido art. 477, da CLT., conforme item “VI”, no valor</text:p>
      <text:p text:style-name="P1">estimado de................................................................................. R$..............;</text:p>
      <text:p text:style-name="P1">h) FGTS não depositado na conta fundiária, acrescido da multa de 40%, no valor</text:p>
      <text:p text:style-name="P1">de R$ 5.416,43, conforme retro descrito, acrescido de juros e correção</text:p>
      <text:p text:style-name="P1">monetária, conforme item “VII”, no valor estimado de .................R$..............;i) O MM. Juízo, deverá determinar a expedição de Ofícios ao Ministério Público</text:p>
      <text:p text:style-name="P1">do Trabalho, Delegacia do Trabalho e Ministério Público Federal, para que a</text:p>
      <text:p text:style-name="P1">reclamada seja denunciada pelo crime de retenção dolosa de salários (Inciso</text:p>
      <text:p text:style-name="P1">X, art. 7o da CF) e por crime contra a organização do trabalho (art. 203, do</text:p>
      <text:p text:style-name="P1">CP.), conforme item “VIII”, no valor estimado de ........................ R$..............;</text:p>
      <text:p text:style-name="P1">j) Indenização pelo dano moral e patrimonial, na importância não inferior a 20</text:p>
      <text:p text:style-name="P1">(vinte) salários, correspondentes ao último percebido pelo autor,</text:p>
      <text:p text:style-name="P1">devidamente corrigidos, conforme o exposto no item “IX”, no valor estimado</text:p>
      <text:p text:style-name="P1">de .................................................................................................R$..............;</text:p>
      <text:p text:style-name="P1">k) Entrega das guias para a percepção do Seguro desemprego (CD),</text:p>
      <text:p text:style-name="P1">ENTRETANTO, sucessivamente, caso a empresa não efetue a entrega das</text:p>
      <text:p text:style-name="P1">referidas guias, deverá ser compelida ao pagamento do valor equivalente,</text:p>
      <text:p text:style-name="P1"><text:soft-page-break/>correspondente a 04 (quatro) parcelas do Seguro Desemprego, à base de</text:p>
      <text:p text:style-name="P1">um salário do autor por parcela, tudo devidamente corrigido, conforme o</text:p>
      <text:p text:style-name="P1">exposto no item “X”, no valor estimado de ................................. R$..............;</text:p>
      <text:p text:style-name="P1">l)</text:p>
      <text:p text:style-name="P1">Aplicação do artigo 467, da CLT., às verbas salariais incontroversas.(Saldo</text:p>
      <text:p text:style-name="P1">salários, 13osalários), no valor estimado de ................................R$..............;</text:p>
      <text:p text:style-name="P1">m) Juros e correção monetária na forma da lei, no valor estimado de R$..............;</text:p>
      <text:p text:style-name="P1">n) Liquidação por simples cálculos.</text:p>
      <text:p text:style-name="P1">Diante do exposto e das provas que serão produzidas em audiência, pede-</text:p>
      <text:p text:style-name="P1">se e espera-se seja julgada procedente a reclamação, com a condenação do</text:p>
      <text:p text:style-name="P1">reclamado ao pagamento dos pedidos retro mencionados, com juros e correção</text:p>
      <text:p text:style-name="P1">monetária, notificando-se o, para responder aos termos da presente reclamação,</text:p>
      <text:p text:style-name="P1">sob pena de revelia e confissão.</text:p>
      <text:p text:style-name="P1">Requer-se desde logo o depoimento pessoal do reclamado sob pena de</text:p>
      <text:p text:style-name="P1">confesso e inquirição de testemunhas, protestando por demais provas em direito</text:p>
      <text:p text:style-name="P1">admitidas.</text:p>
      <text:p text:style-name="P1">Por fim, requer-se seja concedido à Reclamante os</text:p>
      <text:p text:style-name="P1">benefícios da Justiça Gratuita, vez que a mesmo não tem condições de</text:p>
      <text:p text:style-name="P1">demandar em Juízo sem prejudicar o seu sustento e de sua família.</text:p>
      <text:p text:style-name="P1">Dá-se à causa, meramente para efeito de alçada, o valor de R$ 30.000,00</text:p>
      <text:p text:style-name="P1">(trinta mil reais), processando o feito pelo rito ordinário.</text:p>
      <text:p text:style-name="P1">Pede deferimento.</text:p>
      <text:p text:style-name="P1"/>
      <text:p text:style-name="P1">Curitiba, .... de ......... de .......</text:p>
      <text:p text:style-name="P1">Advogada (o).....</text:p>
      <text:p text:style-name="P1">OAB/Pr. 1.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4:28:01.543716056</meta:creation-date>
    <dc:date>2019-03-12T14:38:19.182673213</dc:date>
    <meta:editing-duration>PT10M15S</meta:editing-duration>
    <meta:editing-cycles>21</meta:editing-cycles>
    <meta:generator>LibreOffice/6.0.3.2$Linux_X86_64 LibreOffice_project/00m0$Build-2</meta:generator>
    <meta:document-statistic meta:table-count="0" meta:image-count="0" meta:object-count="0" meta:page-count="10" meta:paragraph-count="265" meta:word-count="2554" meta:character-count="16690" meta:non-whitespace-character-count="14390"/>
  </office:meta>
</office:document-meta>
</file>